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style:font-name="Lucida Sans"/>
    </style:style>
    <style:style style:name="P2" style:family="paragraph" style:parent-style-name="Standard">
      <style:text-properties style:font-name="Lucida Sans"/>
    </style:style>
    <style:style style:name="P3" style:family="paragraph" style:parent-style-name="Standard">
      <style:text-properties style:font-name="Lucida Sans" fo:font-weight="bold" style:font-weight-asian="bold" style:font-weight-complex="bold"/>
    </style:style>
    <style:style style:name="P4" style:family="paragraph" style:parent-style-name="Standard">
      <style:text-properties style:font-name="Lucida Sans" fo:font-style="italic" fo:font-weight="bold" style:font-style-asian="italic" style:font-weight-asian="bold"/>
    </style:style>
    <style:style style:name="P5" style:family="paragraph" style:parent-style-name="Standard">
      <style:paragraph-properties fo:text-align="center" style:justify-single-word="false"/>
      <style:text-properties style:font-name="Lucida Sans"/>
    </style:style>
    <style:style style:name="P6" style:family="paragraph" style:parent-style-name="Standard">
      <style:paragraph-properties fo:margin-left="0cm" fo:margin-right="0cm" fo:text-indent="1.251cm" style:auto-text-indent="false"/>
      <style:text-properties style:font-name="Lucida Sans"/>
    </style:style>
    <style:style style:name="P7" style:family="paragraph" style:parent-style-name="Normal">
      <style:text-properties style:font-name="Lucida Sans"/>
    </style:style>
    <style:style style:name="P8" style:family="paragraph" style:parent-style-name="Normal">
      <style:paragraph-properties fo:orphans="2" fo:widows="2" fo:hyphenation-ladder-count="no-limit" style:text-autospace="none" style:vertical-align="auto"/>
      <style:text-properties style:font-name="Lucida Sans" fo:font-size="11pt" fo:language="en" fo:country="GB" style:letter-kerning="false" style:font-size-asian="11pt" style:font-name-complex="Courier New" style:font-size-complex="11pt" style:language-complex="ar" style:country-complex="SA" fo:hyphenate="true" fo:hyphenation-remain-char-count="0" fo:hyphenation-push-char-count="0"/>
    </style:style>
    <style:style style:name="P9" style:family="paragraph" style:parent-style-name="Normal">
      <style:text-properties style:font-name="Lucida Sans" fo:font-weight="bold" style:font-weight-asian="bold"/>
    </style:style>
    <style:style style:name="P10" style:family="paragraph" style:parent-style-name="Normal">
      <style:paragraph-properties fo:orphans="2" fo:widows="2" fo:hyphenation-ladder-count="no-limit" style:text-autospace="none" style:vertical-align="auto"/>
      <style:text-properties style:font-name="Lucida Sans" fo:hyphenate="true" fo:hyphenation-remain-char-count="0" fo:hyphenation-push-char-count="0"/>
    </style:style>
    <style:style style:name="P11" style:family="paragraph" style:parent-style-name="Text_20_body" style:list-style-name="L1">
      <style:text-properties style:font-name="Lucida Sans"/>
    </style:style>
    <style:style style:name="P12" style:family="paragraph" style:parent-style-name="Text_20_body" style:list-style-name="L2">
      <style:text-properties style:font-name="Lucida Sans"/>
    </style:style>
    <style:style style:name="P13" style:family="paragraph" style:parent-style-name="Standard" style:list-style-name="L4">
      <style:text-properties style:font-name="Lucida Sans"/>
    </style:style>
    <style:style style:name="P14" style:family="paragraph" style:parent-style-name="Normal" style:list-style-name="L3">
      <style:paragraph-properties>
        <style:tab-stops/>
      </style:paragraph-properties>
      <style:text-properties style:font-name="Lucida Sans"/>
    </style:style>
    <style:style style:name="P15" style:family="paragraph" style:parent-style-name="Normal" style:list-style-name="L4">
      <style:text-properties style:font-name="Lucida Sans"/>
    </style:style>
    <style:style style:name="P16" style:family="paragraph" style:parent-style-name="Heading_20_1" style:master-page-name="MP0">
      <style:paragraph-properties style:page-number="auto" fo:break-before="page"/>
    </style:style>
    <style:style style:name="P17" style:family="paragraph" style:parent-style-name="Heading_20_1" style:master-page-name="MP0">
      <style:paragraph-properties style:page-number="auto" fo:break-before="page"/>
      <style:text-properties style:font-name="Lucida Sans" fo:font-size="14pt" style:font-size-asian="14pt" style:font-size-complex="14pt"/>
    </style:style>
    <style:style style:name="T1" style:family="text">
      <style:text-properties style:font-name="Lucida Sans"/>
    </style:style>
    <style:style style:name="T2" style:family="text">
      <style:text-properties style:font-name="Lucida Sans" fo:font-style="italic" fo:font-weight="bold" style:font-style-asian="italic" style:font-weight-asian="bold"/>
    </style:style>
    <style:style style:name="T3" style:family="text">
      <style:text-properties style:font-name="Lucida Sans" fo:font-style="italic" style:font-style-asian="italic"/>
    </style:style>
    <style:style style:name="T4" style:family="text">
      <style:text-properties style:font-name="Lucida Sans" fo:font-style="italic" style:font-style-asian="italic" style:font-style-complex="italic"/>
    </style:style>
    <style:style style:name="T5" style:family="text">
      <style:text-properties style:font-name="Lucida Sans" fo:font-size="14pt" style:font-size-asian="14pt" style:font-size-complex="14pt"/>
    </style:style>
    <style:style style:name="T6"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text:span text:style-name="T5">GAwxM version 2 is a rewrite</text:span></text:h>
      <text:p text:style-name="P1">The rewrite was prompted by several weaknesses in the first version;</text:p>
      <text:list xml:id="list29458220" text:style-name="L1">
        <text:list-item>
          <text:p text:style-name="P11">the unsatisfactory display of members of the canonical basis with the occurrence of whitespaces within bivectors etc.</text:p>
        </text:list-item>
        <text:list-item>
          <text:p text:style-name="P11">the need to replicate the initialization within each new document so that any change to initialization needed changes to many active documents</text:p>
        </text:list-item>
        <text:list-item>
          <text:p text:style-name="P11">the use of poorly defined arrays in the Initialization</text:p>
        </text:list-item>
      </text:list>
      <text:p text:style-name="P1">The rewrite is described in the three corresponding sections below.</text:p>
      <text:list xml:id="list29472804" text:style-name="L2">
        <text:list-item>
          <text:p text:style-name="P12">The precedence of the intrinsic maxima infix parentheses cannot be redefined by the user. This means that the parentheses are applied when maxima tries to resolve the meaning of ‘tilda’. So e1~e2~e3 becomes (e1~e2)~e3. On a second run this becomes e1 ~ e2 ~e3 including unwanted whitespaces. The resolution of this needed a new way to hold the base vectors together and to abandon a major operational feature. The 3D pseudovector is held in version 2 as an ordered set of base vectors, {e1,e2,e3} and the basis then becomes 1,{e1},{e2},...,{e2,e3},{e1,e2,e3}. The conversion of a file from version1 to version 2 requires this replacement. <text:s/>The folder for the function testing, /GA_syntax/ and the folders for the development of those functions, /Working_*/ have all been converted together with some significant applications. The examples from the books have not been converted but the answers should be unchanged if a particular example needed conversion.</text:p>
        </text:list-item>
        <text:list-item>
          <text:p text:style-name="P12">The initialization sequence now requires three files, held in the folder named …/GA_GC_Initialize. This initialization sequence, occurs at the beginning of every active document in version 2. So the short document named...…/GA_GC_Initialize/initialize.wxm...may be used as a template to generate any new document. Any future change in the Initialization now needs just one of the other two files to be edited. Many development files e.g. in folders /GA_syntax/, <text:s/>/Working_code/ and /Working_debug/ will retain the long form of Initialization for reference during development and held in /GA_syntax/left_inner_template.wxm.</text:p>
        </text:list-item>
        <text:list-item>
          <text:p text:style-name="P12">There are now three global lists holding bases, lstblds[], allblds[] and invblds[]. Lists are indexed from element 1 and so lstblds[] now holds the (grade 1) basis vectors in element 1. The implied unit of grade zero is not held in the lists. However, since arrays are indexed from zero, the array, nbases, can hold the number of bases of each grade and they can be indexed by grade.</text:p>
        </text:list-item>
      </text:list>
      <text:p text:style-name="P1"/>
      <text:p text:style-name="P1"/>
      <text:h text:style-name="P17" text:outline-level="1">GAwxM version 2 is also Geometric Algebra using wxMaxima</text:h>
      <text:p text:style-name="P1">Version 2 is a rewrite of version 1. It could have been re-launched as a new project but that would lose the internet links. It has been trimmed down to a standalone GAwxM version 2 in Github but the examples from books may not ever be converted. However, they should still be available in Github.</text:p>
      <text:p text:style-name="P1">Both versions can be retained under the original project name, GAwxM while retaining the examples. The two versions should give the same results just with a different representation of the bases.</text:p>
      <text:p text:style-name="P1">The mathematical code was developed from the online published paper, A Survey of Geometric Algebra and Geometric Calculus, and examples from Projective Geometry and Space-time Algebra were coded.</text:p>
      <text:p text:style-name="P1"/>
      <text:p text:style-name="P3">How to set up a development system</text:p>
      <text:p text:style-name="P5"/>
      <text:p text:style-name="P4">Windows</text:p>
      <text:p text:style-name="P2"/>
      <text:p text:style-name="Standard"><text:span text:style-name="Default_20_Paragraph_20_Font"><text:span text:style-name="T1">Install wxMaxima from Sourceforge...</text:span></text:span><text:a xlink:type="simple" xlink:href="http://maxima.sourceforge.net/windows-install.html"><text:span text:style-name="Hyperlink"><text:span text:style-name="T1">Installation of Maxima in Windows</text:span></text:span></text:a></text:p>
      <text:p text:style-name="P2"/>
      <text:p text:style-name="P2"><text:bookmark-start text:name="OLE_LINK5"/>Open wxMaxima </text:p>
      <text:p text:style-name="P2"><text:bookmark-end text:name="OLE_LINK5"/>Select Edit tab; Configure; Worksheet and then…</text:p>
      <text:p text:style-name="P2">deselect (untick) all of:</text:p>
      <text:p text:style-name="P2"><text:tab/>Intelligently hide cell brackets</text:p>
      <text:p text:style-name="P2"><text:tab/>Enter evaluates cells</text:p>
      <text:p text:style-name="P2"><text:tab/>Open a cell when Maxima expects input</text:p>
      <text:p text:style-name="P6">Use centered dot character for multiplication</text:p>
      <text:p text:style-name="P6">Insert % before an operator at the beginning of a cell</text:p>
      <text:p text:style-name="P2">select (ensure ticked):</text:p>
      <text:p text:style-name="P2"><text:tab/>Keep % sign with special symbols:%e, %i, etc.</text:p>
      <text:p text:style-name="P2">OK the ticked selections</text:p>
      <text:p text:style-name="P2">Ctrl Q to quit wxMaxima and save the untitled document.</text:p>
      <text:p text:style-name="P2"/>
      <text:p text:style-name="P2"><text:bookmark-start text:name="OLE_LINK6"/>Download the project, GAwxM from Github.</text:p>
      <text:p text:style-name="P2"><text:bookmark-end text:name="OLE_LINK6"/>Extract into <text:bookmark-start text:name="OLE_LINK2"/>your own user folder <text:bookmark-end text:name="OLE_LINK2"/><text:bookmark-start text:name="OLE_LINK3"/>C:/Users/&lt; your user folder &gt;<text:bookmark-end text:name="OLE_LINK3"/> <text:s/>to create…</text:p>
      <text:p text:style-name="P2"><text:bookmark-start text:name="OLE_LINK4"/>C:/Users/&lt; your user folder &gt;/GAwxM/ alongside the other extracted files.</text:p>
      <text:p text:style-name="P2">Make a copy of folder /GAwxM/ as a backup e.g. /GAwxM_bak/</text:p>
      <text:p text:style-name="P2"><text:bookmark-end text:name="OLE_LINK4"/></text:p>
      <text:p text:style-name="P2">Alongside the /GAwxM/ folder, create or find the (dot)maxima folder, C:/Users/&lt; your user folder &gt;/.maxima</text:p>
      <text:p text:style-name="P2">Find the file maxima-init.mac and move it to the (dot)maxima folder</text:p>
      <text:p text:style-name="P2"/>
      <text:p text:style-name="P2">Start wxMaxima </text:p>
      <text:p text:style-name="P2">Ctrl O to open say, /GA_syntax/blade_operator_syntax.wxm and Ctrl R to run and experiment with the cog icon (Configure wxMaxima) to generate a useful appearance and save the style.ini file.</text:p>
      <text:p text:style-name="P2"/>
      <text:p text:style-name="Standard"><text:soft-page-break/><text:span text:style-name="Default_20_Paragraph_20_Font"><text:span text:style-name="T2">Ubuntu and other systems</text:span></text:span></text:p>
      <text:p text:style-name="P2"/>
      <text:p text:style-name="Standard"><text:span text:style-name="T1">There needs to be a working version of wxMaxima on the machine and this is usually a pre-installed package under Ubuntu. The Ubuntu operating system is freely available and can be installed alongside any Microsoft Windows system. Ubuntu 12.04 LTS was used for the early development and </text:span><text:span text:style-name="Default_20_Paragraph_20_Font"><text:span text:style-name="T1">wxMaxima was pre-installed as in many other linux-like systems. The source code for this early version of wxMaxima (5.24.0) used to be available elsewhere and could be downloaded for the history.</text:span></text:span></text:p>
      <text:p text:style-name="Standard"><text:span text:style-name="Default_20_Paragraph_20_Font"><text:span text:style-name="T1"/></text:span></text:p>
      <text:p text:style-name="Standard"><text:span text:style-name="Default_20_Paragraph_20_Font"><text:span text:style-name="T1">If using an up to date version of wxMaxima then refer to the </text:span></text:span><text:span text:style-name="Default_20_Paragraph_20_Font"><text:span text:style-name="T3">Windows</text:span></text:span><text:span text:style-name="Default_20_Paragraph_20_Font"><text:span text:style-name="T1"> section for how to configure the wxMaxima Worksheet.</text:span></text:span></text:p>
      <text:p text:style-name="P2"><text:span text:style-name="Default_20_Paragraph_20_Font"><text:span text:style-name="T1"/></text:span></text:p>
      <text:p text:style-name="P2">Download the project GAwxM from Github. </text:p>
      <text:p text:style-name="P2">The compressed project file should be extracted into the /home/ folder.</text:p>
      <text:p text:style-name="P2"/>
      <text:p text:style-name="P2">For version 2, the contents of the file named ...maxima-init.mac are the Maxima commands…</text:p>
      <text:p text:style-name="P8"/>
      <text:p text:style-name="P8">wxMuserdir:strimr(".maxima",maxima_userdir)$ </text:p>
      <text:p text:style-name="P8">fylenames:simplode([wxMuserdir,"GAwxM/GA_functions/###.wxm"])$ </text:p>
      <text:p text:style-name="P8">file_search_maxima: append (file_search_maxima,[fylenames])$ </text:p>
      <text:p text:style-name="P8">fylenames:simplode([wxMuserdir,"GAwxM/GC_functions/###.wxm"])$ </text:p>
      <text:p text:style-name="P8">file_search_maxima: append (file_search_maxima,[fylenames])$ </text:p>
      <text:p text:style-name="P8">fylenames:simplode([wxMuserdir,"GAwxM/GA_GC_initialize/###.wxm"])$ </text:p>
      <text:p text:style-name="P8">file_search_maxima: append (file_search_maxima,[fylenames])$</text:p>
      <text:p text:style-name="P10"/>
      <text:p text:style-name="Standard"><text:span text:style-name="Default_20_Paragraph_20_Font"><text:span text:style-name="T1">These commands are required under Ubuntu (and Windows) because the path name for the main project folder expands into /home/</text:span></text:span><text:span text:style-name="Default_20_Paragraph_20_Font"><text:span text:style-name="T4">username</text:span></text:span><text:span text:style-name="Default_20_Paragraph_20_Font"><text:span text:style-name="T1">/GAwxM/, and this differs for every user.</text:span></text:span></text:p>
      <text:p text:style-name="P2"/>
      <text:p text:style-name="P2">There needs to be a copy of the file, maxima-init.mac above the code folder named, /GAwxM/, although an (inactive) reference copy is also held within the code folder.</text:p>
      <text:p text:style-name="P2"/>
      <text:p text:style-name="P2">Also within the code folder there is another documentation file named... readme_functions.odt containing <text:span text:style-name="T6">a list of the names of the user (extrinsic) function files with the functions contained within them. The function files are held in two of the folders within the pathnames above.</text:span></text:p>
      <text:p text:style-name="P2"><text:span text:style-name="Default_20_Paragraph_20_Font"><text:span text:style-name="T1"/></text:span></text:p>
      <text:p text:style-name="P2"><text:span text:style-name="Default_20_Paragraph_20_Font"><text:span text:style-name="T1"/></text:span></text:p>
      <text:p text:style-name="P2"><text:span text:style-name="Default_20_Paragraph_20_Font"><text:span text:style-name="T1"/></text:span></text:p>
      <text:p text:style-name="P2"><text:span text:style-name="Default_20_Paragraph_20_Font"><text:span text:style-name="T1"/></text:span></text:p>
      <text:p text:style-name="P2"><text:span text:style-name="Default_20_Paragraph_20_Font"><text:span text:style-name="T1"/></text:span></text:p>
      <text:p text:style-name="P2"><text:span text:style-name="Default_20_Paragraph_20_Font"><text:span text:style-name="T1"/></text:span></text:p>
      <text:p text:style-name="P2"><text:span text:style-name="Default_20_Paragraph_20_Font"><text:span text:style-name="T1"/></text:span></text:p>
      <text:p text:style-name="P2"><text:span text:style-name="Default_20_Paragraph_20_Font"><text:span text:style-name="T1"/></text:span></text:p>
      <text:p text:style-name="P2"/>
      <text:p text:style-name="P9"/>
      <text:p text:style-name="P9">A typical workflow</text:p>
      <text:p text:style-name="P9"/>
      <text:list xml:id="list29448534" text:style-name="L3">
        <text:list-item>
          <text:p text:style-name="P14">Make a backup copy of folder /GAwxM/ as /GAwxM_bak/ say</text:p>
        </text:list-item>
        <text:list-item>
          <text:p text:style-name="P14">Start wxMaxima</text:p>
        </text:list-item>
        <text:list-item>
          <text:p text:style-name="P14">Ctrl-O to open the file …/Your_folder/geometric_product_1.wxm</text:p>
        </text:list-item>
        <text:list-item>
          <text:p text:style-name="P14"><text:soft-page-break/>Edit the name of the file at the top of the file (for reference only) to e.g.</text:p>
        </text:list-item>
        <text:list-item>
          <text:p text:style-name="P14">geometric_product_2.wxm</text:p>
        </text:list-item>
        <text:list-item>
          <text:p text:style-name="P14">Select the File tab; select save as; save with the new filename, geometric_product_2.wxm</text:p>
        </text:list-item>
        <text:list-item>
          <text:p text:style-name="P14">Ctrl-R to run the active document (program file)</text:p>
        </text:list-item>
        <text:list-item>
          <text:p text:style-name="P14">Examine the embedded results and find the comment “end of Initialization”</text:p>
        </text:list-item>
        <text:list-item>
          <text:p text:style-name="P14">After this, any comment blocks or code blocks can be altered or deleted without affecting the Initialization</text:p>
        </text:list-item>
        <text:list-item>
          <text:p text:style-name="P14">Open a new code block at the end of the document by clicking the cursor there and tapping Return</text:p>
        </text:list-item>
        <text:list-item>
          <text:p text:style-name="P14">Enter (a*{e1})&amp;*(b*{e2}); including the semi-colon at the end and now including the curly brackets for version 2. (The expression may be copied from this Open Office readme file)</text:p>
        </text:list-item>
        <text:list-item>
          <text:p text:style-name="P14">Ctrl-R to run the active document</text:p>
        </text:list-item>
        <text:list-item>
          <text:p text:style-name="P14">Confirm that the infix operator, &amp;*, for the multivector geometric product, can also handle simple scalar*base inputs within parentheses</text:p>
        </text:list-item>
        <text:list-item>
          <text:p text:style-name="P14">Ctrl-S to save the document and continue </text:p>
        </text:list-item>
      </text:list>
      <text:p text:style-name="P7"/>
      <text:p text:style-name="P7"/>
      <text:list xml:id="list29476780" text:style-name="L4">
        <text:list-item>
          <text:p text:style-name="P15">Ctrl-N to open a second wxMaxima window</text:p>
        </text:list-item>
        <text:list-item>
          <text:p text:style-name="P15">Ctrl-O to open the file …/Your_folder/your_initialization.wxm</text:p>
        </text:list-item>
        <text:list-item>
          <text:p text:style-name="P15">Ctrl-R to run</text:p>
        </text:list-item>
        <text:list-item>
          <text:p text:style-name="P15">Examine the list named allblds[]</text:p>
        </text:list-item>
        <text:list-item>
          <text:p text:style-name="P15">For four dimensions edit Pseudos:{e1,e2,e3}$ to Pseudos:{e1,e2,e3,e4}$</text:p>
        </text:list-item>
        <text:list-item>
          <text:p text:style-name="P13">Ctrl-R to run</text:p>
        </text:list-item>
        <text:list-item>
          <text:p text:style-name="P15">Examine the list named allblds[]</text:p>
        </text:list-item>
        <text:list-item>
          <text:p text:style-name="P15">Ctrl-Q and select answer NO to "Save changes before closing?"</text:p>
        </text:list-item>
        <text:list-item>
          <text:p text:style-name="P15">The first window should still be open so this section could be repeate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size="24pt" fo:font-weight="bold" style:font-size-asian="24pt" style:font-weight-asian="bold" style:font-size-complex="24pt"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style:font-name="Liberation Serif" fo:font-size="18pt" fo:font-weight="bold" style:font-size-asian="18pt" style:font-weight-asian="bold" style:font-size-complex="18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List_20_Paragraph" style:display-name="List Paragraph" style:family="paragraph" style:parent-style-name="Normal">
      <style:paragraph-properties fo:margin-left="1.27cm" fo:margin-right="0cm" fo:margin-top="0cm" fo:margin-bottom="0.282cm" fo:line-height="106%" fo:orphans="2" fo:widows="2" fo:hyphenation-ladder-count="no-limit" fo:text-indent="0cm" style:auto-text-indent="false" style:vertical-align="auto">
        <style:tab-stops/>
      </style:paragraph-properties>
      <style:text-properties style:font-name="Calibri" fo:font-size="11pt" fo:language="en" fo:country="GB" style:letter-kerning="false" style:font-name-asian="Calibri" style:font-size-asian="11pt" style:language-asian="en" style:country-asian="US" style:font-name-complex="Times New Roman" style:font-size-complex="11pt" style:language-complex="ar" style:country-complex="SA" fo:hyphenate="tru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Roderick Simul</meta:initial-creator>
    <meta:creation-date>2018-02-28T17:39:00Z</meta:creation-date>
    <dc:date>2019-02-24T09:29:15.37</dc:date>
    <meta:print-date>2018-03-16T08:18:00Z</meta:print-date>
    <meta:editing-cycles>101</meta:editing-cycles>
    <meta:editing-duration>PT12H30M15S</meta:editing-duration>
    <meta:document-statistic meta:table-count="0" meta:image-count="0" meta:object-count="0" meta:page-count="4" meta:paragraph-count="76" meta:word-count="1190" meta:character-count="7677"/>
    <dc:creator>s a</dc:creator>
    <meta:template xlink:type="simple" xlink:actuate="onRequest" xlink:title="" xlink:href="Normal.dotm"/>
  </office:meta>
</office:document-meta>
</file>